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2pt" style:font-size-asian="12pt" style:font-size-complex="12pt"/>
    </style:style>
    <style:style style:name="ce5" style:family="table-cell" style:parent-style-name="Default" style:data-style-name="N2">
      <style:table-cell-properties fo:background-color="#cfe7f5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gr1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997cm" fo:min-width="1.451cm" fo:padding-top="0.15cm" fo:padding-bottom="0.15cm" fo:padding-left="0.275cm" fo:padding-right="0.275cm" draw:shadow="hidden" draw:shadow-offset-x="0.2cm" draw:shadow-offset-y="0.2cm" draw:shadow-color="#808080"/>
    </style:style>
    <style:style style:name="gr2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dee6ef" draw:textarea-horizontal-align="justify" draw:textarea-vertical-align="middle" draw:auto-grow-height="false" fo:min-height="2.3cm" fo:min-width="2.05cm" fo:padding-top="0.15cm" fo:padding-bottom="0.15cm" fo:padding-left="0.275cm" fo:padding-right="0.275cm" draw:shadow="hidden" draw:shadow-offset-x="0.2cm" draw:shadow-offset-y="0.2cm" draw:shadow-color="#808080"/>
    </style:style>
    <style:style style:name="gr3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38cm" fo:min-width="0.349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38cm" fo:min-width="0.39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38cm" fo:min-width="0.40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eeeeee" draw:textarea-horizontal-align="justify" draw:textarea-vertical-align="middle" draw:auto-grow-height="false" fo:min-height="1.529cm" fo:min-width="2.286cm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dee6ef" draw:textarea-horizontal-align="justify" draw:textarea-vertical-align="middle" draw:auto-grow-height="false" fo:min-height="3.7cm" fo:min-width="3.45cm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dee6ef" draw:textarea-horizontal-align="justify" draw:textarea-vertical-align="middle" draw:auto-grow-height="false" fo:min-height="3.7cm" fo:min-width="3.45cm" fo:padding-top="0.15cm" fo:padding-bottom="0.15cm" fo:padding-left="0.275cm" fo:padding-right="0.275cm" draw:shadow="hidden" draw:shadow-offset-x="0.2cm" draw:shadow-offset-y="0.2cm" draw:shadow-color="#808080"/>
    </style:style>
    <style:style style:name="gr10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dee6ef" draw:textarea-horizontal-align="justify" draw:textarea-vertical-align="middle" draw:auto-grow-height="false" fo:min-height="3.7cm" fo:min-width="3.45cm" fo:padding-top="0.15cm" fo:padding-bottom="0.15cm" fo:padding-left="0.275cm" fo:padding-right="0.275cm" draw:shadow="hidden" draw:shadow-offset-x="0.2cm" draw:shadow-offset-y="0.2cm" draw:shadow-color="#808080"/>
    </style:style>
    <style:style style:name="gr11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42cm" fo:min-width="0.349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42cm" fo:min-width="0.399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42cm" fo:min-width="0.40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ole-draw-aspect="1" style:protect="size"/>
    </style:style>
    <style:style style:name="gr15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ole-draw-aspect="1" style:protect="size"/>
    </style:style>
    <style:style style:name="gr16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ole-draw-aspect="1" style:protect="size"/>
    </style:style>
    <style:style style:name="gr17" style:family="graphic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none" draw:fill-color="#eeeeee" draw:textarea-horizontal-align="justify" draw:textarea-vertical-align="middle" draw:auto-grow-height="false" fo:min-height="1.479cm" fo:min-width="2.236cm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eeeeee" draw:textarea-horizontal-align="justify" draw:textarea-vertical-align="middle" draw:auto-grow-height="false" fo:min-height="1.321cm" fo:min-width="3.451cm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dee6ef" draw:textarea-horizontal-align="justify" draw:textarea-vertical-align="middle" draw:auto-grow-height="false" fo:min-height="3.7cm" fo:min-width="3.45cm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38cm" fo:min-width="0.349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38cm" fo:min-width="0.39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ole-draw-aspect="1" style:protect="size"/>
    </style:style>
    <style:style style:name="gr23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ffaa95" draw:textarea-horizontal-align="justify" draw:textarea-vertical-align="middle" draw:auto-grow-height="false" fo:min-height="3.7cm" fo:min-width="3.45cm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solid" draw:fill-color="#e8f2a1" draw:textarea-horizontal-align="justify" draw:textarea-vertical-align="middle" draw:auto-grow-height="false" fo:min-height="3.7cm" fo:min-width="3.45cm" fo:padding-top="0.15cm" fo:padding-bottom="0.15cm" fo:padding-left="0.275cm" fo:padding-right="0.275cm" draw:shadow="hidden" draw:shadow-offset-x="0.2cm" draw:shadow-offset-y="0.2cm" draw:shadow-color="#808080"/>
    </style:style>
    <style:style style:name="gr25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ole-draw-aspect="1" style:protect="size"/>
    </style:style>
    <style:style style:name="gr26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ole-draw-aspect="1" style:protect="size"/>
    </style:style>
    <style:style style:name="gr27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38cm" fo:min-width="0.40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>
      <style:graphic-properties draw:stroke="solid" svg:stroke-width="0.1cm" svg:stroke-color="#ff3838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>
      <style:graphic-properties draw:stroke="solid" svg:stroke-width="0.1cm" svg:stroke-color="#5eb91e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>
      <style:graphic-properties draw:stroke="solid" svg:stroke-width="0.1cm" svg:stroke-color="#5eb91e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>
      <style:graphic-properties draw:stroke="solid" svg:stroke-width="0.1cm" svg:stroke-color="#ff3838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KosinusSatz" table:style-name="ta1">
        <table:shapes>
          <draw:g draw:z-index="0">
            <draw:custom-shape draw:style-name="gr1" draw:text-style-name="P1" svg:width="4cm" svg:height="4cm" draw:transform="rotate (-2.35619449019235) translate (14.097cm 11.444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" draw:text-style-name="P2" svg:width="2.6cm" svg:height="2.6cm" svg:x="9.977cm" svg:y="7.316cm">
              <text:p/>
              <draw:enhanced-geometry draw:glue-point-type="segments" draw:type="mso-spt100" draw:modifiers="135.27723547917 45.79788556584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3" svg:width="0.4cm" svg:height="0.4cm" svg:x="11.097cm" svg:y="9.2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svg:width="0.849cm" svg:height="0.992cm" svg:x="10.897cm" svg:y="11.428cm">
              <draw:text-box>
                <text:p text:style-name="P4"><text:span text:style-name="T1">c</text:span></text:p>
              </draw:text-box>
            </draw:frame>
            <draw:frame draw:style-name="gr5" draw:text-style-name="P5" svg:width="0.899cm" svg:height="0.992cm" svg:x="13.006cm" svg:y="9.616cm">
              <draw:text-box>
                <text:p text:style-name="P4"><text:span text:style-name="T1">a</text:span></text:p>
              </draw:text-box>
            </draw:frame>
            <draw:frame draw:style-name="gr6" draw:text-style-name="P5" svg:width="0.904cm" svg:height="0.992cm" svg:x="8.693cm" svg:y="9.628cm">
              <draw:text-box>
                <text:p text:style-name="P4"><text:span text:style-name="T1">b</text:span></text:p>
              </draw:text-box>
            </draw:frame>
          </draw:g>
          <draw:g draw:z-index="1">
            <draw:custom-shape draw:style-name="gr7" draw:text-style-name="P6" svg:width="5.671cm" svg:height="5.642cm" draw:transform="skewX (5.81947562262742E-017) rotate (-2.35619449019235) translate (30.374cm 6cm)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  <draw:custom-shape draw:style-name="gr8" draw:text-style-name="P2" svg:width="4cm" svg:height="4cm" svg:x="20.374cm" svg:y="4cm">
              <text:p/>
              <draw:enhanced-geometry draw:glue-point-type="segments" draw:mirror-horizontal="false" draw:mirror-vertical="false" draw:type="mso-spt100" draw:modifiers="0.322707071253248 -44.693831636743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2" svg:width="4cm" svg:height="4cm" svg:x="28.374cm" svg:y="4cm">
              <text:p/>
              <draw:enhanced-geometry draw:glue-point-type="segments" draw:mirror-horizontal="false" draw:mirror-vertical="false" draw:type="mso-spt100" draw:modifiers="-134.898842302294 -179.68391762631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svg:width="4cm" svg:height="4cm" svg:x="24.374cm" svg:y="0cm">
              <text:p/>
              <draw:enhanced-geometry draw:glue-point-type="segments" draw:mirror-horizontal="false" draw:mirror-vertical="false" draw:type="mso-spt100" draw:modifiers="134.610753664913 45.12032697643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11" draw:text-style-name="P5" svg:width="0.851cm" svg:height="0.992cm" svg:x="25.925cm" svg:y="6.012cm">
              <draw:text-box>
                <text:p text:style-name="P4"><text:span text:style-name="T1">c</text:span></text:p>
              </draw:text-box>
            </draw:frame>
            <draw:frame draw:style-name="gr12" draw:text-style-name="P5" svg:width="0.899cm" svg:height="0.992cm" svg:x="28.083cm" svg:y="3cm">
              <draw:text-box>
                <text:p text:style-name="P4"><text:span text:style-name="T1">a</text:span></text:p>
              </draw:text-box>
            </draw:frame>
            <draw:frame draw:style-name="gr13" draw:text-style-name="P5" svg:width="0.905cm" svg:height="0.992cm" svg:x="23.77cm" svg:y="3.012cm">
              <draw:text-box>
                <text:p text:style-name="P4"><text:span text:style-name="T1">b</text:span></text:p>
              </draw:text-box>
            </draw:frame>
            <draw:frame draw:style-name="gr14" draw:text-style-name="P1" svg:width="0.749cm" svg:height="0.653cm" svg:x="25.974cm" svg:y="2.847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draw:style-name="gr15" draw:text-style-name="P1" svg:width="0.762cm" svg:height="0.474cm" svg:x="23.212cm" svg:y="5.3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16" draw:text-style-name="P1" svg:width="0.665cm" svg:height="0.835cm" svg:x="28.574cm" svg:y="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custom-shape draw:style-name="gr17" draw:text-style-name="P7" svg:width="5.671cm" svg:height="5.642cm" draw:transform="skewX (5.81947562262742E-017) rotate (-2.35619449019235) translate (30.374cm 5.989cm)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</draw:g>
          <draw:g draw:z-index="2">
            <draw:custom-shape draw:style-name="gr18" draw:text-style-name="P6" svg:width="8cm" svg:height="5cm" svg:x="11.358cm" svg:y="3.13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9" draw:text-style-name="P2" svg:width="4cm" svg:height="4cm" svg:x="9.358cm" svg:y="6.13cm">
              <text:p/>
              <draw:enhanced-geometry draw:glue-point-type="segments" draw:type="mso-spt100" draw:modifiers="-0.164170838717027 -31.654944469225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20" draw:text-style-name="P5" svg:width="0.849cm" svg:height="0.992cm" svg:x="14.758cm" svg:y="4.63cm">
              <draw:text-box>
                <text:p text:style-name="P4"><text:span text:style-name="T1">c</text:span></text:p>
              </draw:text-box>
            </draw:frame>
            <draw:frame draw:style-name="gr21" draw:text-style-name="P5" svg:width="0.899cm" svg:height="0.992cm" svg:x="14.967cm" svg:y="8.142cm">
              <draw:text-box>
                <text:p text:style-name="P4"><text:span text:style-name="T1">a</text:span></text:p>
              </draw:text-box>
            </draw:frame>
            <draw:frame draw:style-name="gr22" draw:text-style-name="P1" svg:width="0.665cm" svg:height="0.835cm" svg:x="12.458cm" svg:y="7.23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custom-shape draw:style-name="gr23" draw:text-style-name="P8" svg:width="4cm" svg:height="4cm" svg:x="17.358cm" svg:y="1.13cm">
              <text:p/>
              <draw:enhanced-geometry draw:glue-point-type="segments" draw:type="mso-spt100" draw:modifiers="147.731303920636 89.985446843210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4" draw:text-style-name="P9" svg:width="4cm" svg:height="4cm" svg:x="17.358cm" svg:y="6.13cm">
              <text:p/>
              <draw:enhanced-geometry draw:glue-point-type="segments" draw:type="mso-spt100" draw:modifiers="-90 -179.57799905671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25" draw:text-style-name="P1" svg:width="0.762cm" svg:height="0.474cm" svg:x="18.396cm" svg:y="3.95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style-name="gr26" draw:text-style-name="P1" svg:width="0.749cm" svg:height="0.653cm" svg:x="18.096cm" svg:y="7.13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style-name="gr27" draw:text-style-name="P5" svg:width="0.904cm" svg:height="0.992cm" svg:x="19.358cm" svg:y="5.342cm">
              <draw:text-box>
                <text:p text:style-name="P4"><text:span text:style-name="T1">b</text:span></text:p>
              </draw:text-box>
            </draw:frame>
            <draw:line draw:style-name="gr28" draw:text-style-name="P1" svg:x1="19.358cm" svg:y1="3.13cm" svg:x2="19.358cm" svg:y2="5.73cm">
              <text:p/>
            </draw:line>
            <draw:line draw:style-name="gr29" draw:text-style-name="P1" svg:x1="15.458cm" svg:y1="5.53cm" svg:x2="11.258cm" svg:y2="8.13cm">
              <text:p/>
            </draw:line>
            <draw:line draw:style-name="gr30" draw:text-style-name="P1" svg:x1="19.358cm" svg:y1="5.73cm" svg:x2="19.358cm" svg:y2="8.13cm">
              <text:p/>
            </draw:line>
            <draw:line draw:style-name="gr31" draw:text-style-name="P1" svg:x1="15.358cm" svg:y1="8.13cm" svg:x2="11.258cm" svg:y2="8.13cm">
              <text:p/>
            </draw:line>
            <draw:line draw:style-name="gr32" draw:text-style-name="P1" svg:x1="15.358cm" svg:y1="8.13cm" svg:x2="19.358cm" svg:y2="8.13cm">
              <text:p/>
            </draw:line>
            <draw:line draw:style-name="gr33" draw:text-style-name="P1" svg:x1="19.358cm" svg:y1="3.13cm" svg:x2="15.458cm" svg:y2="5.53cm">
              <text:p/>
            </draw:line>
          </draw:g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rei Seiten bekannt → Winkel berechnen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6" office:value-type="string" calcext:value-type="string">
            <text:p>a²+b²</text:p>
          </table:table-cell>
          <table:table-cell table:style-name="ce6" office:value-type="string" calcext:value-type="string">
            <text:p>b²+c²</text:p>
          </table:table-cell>
          <table:table-cell table:style-name="ce6" office:value-type="string" calcext:value-type="string">
            <text:p>a²+c²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7" table:formula="of:=[.$A$4]*[.$A$4]+[.$B$4]*[.$B$4]" office:value-type="float" office:value="28911.76" calcext:value-type="float">
            <text:p>28911,76</text:p>
          </table:table-cell>
          <table:table-cell table:style-name="ce7" table:formula="of:=[.$B$4]*[.$B$4]+[.$C$4]*[.$C$4]" office:value-type="float" office:value="52186.76" calcext:value-type="float">
            <text:p>52186,76</text:p>
          </table:table-cell>
          <table:table-cell table:style-name="ce7" table:formula="of:=[.$A$4]*[.$A$4]+[.$C$4]*[.$C$4]" office:value-type="float" office:value="34525" calcext:value-type="float">
            <text:p>34525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2.6" calcext:value-type="float">
            <text:p>152,6</text:p>
          </table:table-cell>
          <table:table-cell table:style-name="ce3" office:value-type="float" office:value="170" calcext:value-type="float">
            <text:p>170</text:p>
          </table:table-cell>
          <table:table-cell/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α</text:p>
          </table:table-cell>
          <table:table-cell table:style-name="ce2" office:value-type="string" calcext:value-type="string">
            <text:p>β</text:p>
          </table:table-cell>
          <table:table-cell table:style-name="ce2" office:value-type="string" calcext:value-type="string">
            <text:p>γ</text:p>
          </table:table-cell>
          <table:table-cell/>
          <table:table-cell table:style-name="ce6" office:value-type="string" calcext:value-type="string">
            <text:p>2ab</text:p>
          </table:table-cell>
          <table:table-cell table:style-name="ce6" office:value-type="string" calcext:value-type="string">
            <text:p>2bc</text:p>
          </table:table-cell>
          <table:table-cell table:style-name="ce6" office:value-type="string" calcext:value-type="string">
            <text:p>2ac</text:p>
          </table:table-cell>
        </table:table-row>
        <table:table-row table:style-name="ro2">
          <table:table-cell table:style-name="ce5" table:formula="of:=DEGREES(ACOS((([.A4]*[.A4])-[.F3])/(-1*[.F6])))" office:value-type="float" office:value="26.1789649866738" calcext:value-type="float">
            <text:p>26,18</text:p>
          </table:table-cell>
          <table:table-cell table:style-name="ce5" table:formula="of:=DEGREES(ACOS((([.B4]*[.B4])-[.G3])/(-1*[.G6])))" office:value-type="float" office:value="63.8504713784077" calcext:value-type="float">
            <text:p>63,85</text:p>
          </table:table-cell>
          <table:table-cell table:style-name="ce5" table:formula="of:=DEGREES(ACOS((([.C4]*[.C4])-[.E3])/(-1*[.E6])))" office:value-type="float" office:value="89.9705636349185" calcext:value-type="float">
            <text:p>89,97</text:p>
          </table:table-cell>
          <table:table-cell/>
          <table:table-cell table:style-name="ce7" table:formula="of:=2*[.$A$4]*[.$B$4]" office:value-type="float" office:value="22890" calcext:value-type="float">
            <text:p>22890</text:p>
          </table:table-cell>
          <table:table-cell table:style-name="ce7" table:formula="of:=2*[.$B$4]*[.$C$4]" office:value-type="float" office:value="51884" calcext:value-type="float">
            <text:p>51884</text:p>
          </table:table-cell>
          <table:table-cell table:style-name="ce7" table:formula="of:=2*[.$A$4]*[.$C$4]" office:value-type="float" office:value="25500" calcext:value-type="float">
            <text:p>25500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Zwei Seiten bekannt + umschlossener Winkel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6" office:value-type="string" calcext:value-type="string">
            <text:p>a²+b²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γ</text:p>
          </table:table-cell>
          <table:table-cell/>
          <table:table-cell table:style-name="ce7" table:formula="of:=[.$A$13]*[.$A$13]+[.$B$13]*[.$B$13]" office:value-type="float" office:value="28899.5536" calcext:value-type="float">
            <text:p>28899,5536</text:p>
          </table:table-cell>
          <table:table-cell table:number-columns-repeated="2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2.56" calcext:value-type="float">
            <text:p>152,56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α</text:p>
          </table:table-cell>
          <table:table-cell table:style-name="ce2" office:value-type="string" calcext:value-type="string">
            <text:p>β</text:p>
          </table:table-cell>
          <table:table-cell/>
          <table:table-cell table:style-name="ce6" office:value-type="string" calcext:value-type="string">
            <text:p>2ab</text:p>
          </table:table-cell>
          <table:table-cell table:number-columns-repeated="2"/>
        </table:table-row>
        <table:table-row table:style-name="ro2">
          <table:table-cell table:style-name="ce5" table:formula="of:=SQRT([.E12]-([.E15]*COS(RADIANS([.C13]))))" office:value-type="float" office:value="169.998687053753" calcext:value-type="float">
            <text:p>170,00</text:p>
          </table:table-cell>
          <table:table-cell table:style-name="ce5" table:formula="of:=DEGREES(ASIN([.A13]*(SIN(RADIANS([.C13]))/[.A15])))" office:value-type="float" office:value="26.1791862448695" calcext:value-type="float">
            <text:p>26,18</text:p>
          </table:table-cell>
          <table:table-cell table:style-name="ce5" table:formula="of:=180-([.C13]+[.B15])" office:value-type="float" office:value="63.8208137551305" calcext:value-type="float">
            <text:p>63,82</text:p>
          </table:table-cell>
          <table:table-cell/>
          <table:table-cell table:style-name="ce7" table:formula="of:=2*[.$A$13]*[.$B$13]" office:value-type="float" office:value="22884" calcext:value-type="float">
            <text:p>22884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Zwei Seiten bekannt + Rechtwinklig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5" table:formula="of:=SQRT([.C22]*[.C22]-[.B22]*[.B22])" office:value-type="float" office:value="120.415945787923" calcext:value-type="float">
            <text:p>120,42</text:p>
          </table:table-cell>
          <table:table-cell table:style-name="ce5" table:formula="of:=SQRT([.C22]*[.C22]-[.A22]*[.A22])" office:value-type="float" office:value="152.561463023924" calcext:value-type="float">
            <text:p>152,56</text:p>
          </table:table-cell>
          <table:table-cell table:style-name="ce5" table:formula="of:=SQRT([.A22]*[.A22]+[.B22]*[.B22])" office:value-type="float" office:value="141.509716980849" calcext:value-type="float">
            <text:p>141,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.00.0000</text:date>, <text:time style:data-style-name="N2" text:time-value="23:41:48.7926156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7T10:39:06.820000000</meta:creation-date>
    <dc:date>2021-04-17T00:19:31.400714748</dc:date>
    <meta:editing-duration>PT7H24M11S</meta:editing-duration>
    <meta:editing-cycles>11</meta:editing-cycles>
    <meta:generator>LibreOffice/7.0.5.2$Linux_X86_64 LibreOffice_project/00$Build-2</meta:generator>
    <dc:creator>Danny Schneider</dc:creator>
    <meta:document-statistic meta:table-count="1" meta:cell-count="52" meta:object-count="3"/>
  </office:meta>
</office:document-meta>
</file>

<file path=Object 1/content.xml><?xml version="1.0" encoding="utf-8"?>
<math xmlns="http://www.w3.org/1998/Math/MathML" display="block">
  <semantics>
    <mstyle mathsize="24pt">
      <mi>γ</mi>
    </mstyle>
    <annotation encoding="StarMath 5.0">size 24 %gamma</annotation>
  </semantics>
</math>
</file>

<file path=Object 2/content.xml><?xml version="1.0" encoding="utf-8"?>
<math xmlns="http://www.w3.org/1998/Math/MathML" display="block">
  <semantics>
    <mstyle mathsize="24pt">
      <mi>α</mi>
    </mstyle>
    <annotation encoding="StarMath 5.0">size 24 %alpha</annotation>
  </semantics>
</math>
</file>

<file path=Object 3/content.xml><?xml version="1.0" encoding="utf-8"?>
<math xmlns="http://www.w3.org/1998/Math/MathML" display="block">
  <semantics>
    <mstyle mathsize="24pt">
      <mi>β</mi>
    </mstyle>
    <annotation encoding="StarMath 5.0">size 24 %beta</annotation>
  </semantics>
</math>
</file>

<file path=Object 4/content.xml><?xml version="1.0" encoding="utf-8"?>
<math xmlns="http://www.w3.org/1998/Math/MathML" display="block">
  <semantics>
    <mstyle mathsize="24pt">
      <mi>β</mi>
    </mstyle>
    <annotation encoding="StarMath 5.0">size 24 %beta</annotation>
  </semantics>
</math>
</file>

<file path=Object 5/content.xml><?xml version="1.0" encoding="utf-8"?>
<math xmlns="http://www.w3.org/1998/Math/MathML" display="block">
  <semantics>
    <mstyle mathsize="24pt">
      <mi>α</mi>
    </mstyle>
    <annotation encoding="StarMath 5.0">size 24 %alpha</annotation>
  </semantics>
</math>
</file>

<file path=Object 6/content.xml><?xml version="1.0" encoding="utf-8"?>
<math xmlns="http://www.w3.org/1998/Math/MathML" display="block">
  <semantics>
    <mstyle mathsize="24pt">
      <mi>γ</mi>
    </mstyle>
    <annotation encoding="StarMath 5.0">size 24 %gamma</annotation>
  </semantics>
</math>
</file>